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style:font-name="Times New Roman2"/>
    </style:style>
    <style:style style:name="T29" style:family="text">
      <style:text-properties style:font-name="Times New Roman2" fo:font-style="normal" fo:font-weight="normal" style:font-style-asian="normal" style:font-weight-asian="normal"/>
    </style:style>
    <style:style style:name="T30" style:family="text">
      <style:text-properties fo:font-size="12pt" fo:language="fr" fo:country="BE" fo:font-style="italic" style:text-underline-style="none" style:font-size-asian="12pt" style:font-style-asian="italic" style:font-style-complex="italic"/>
    </style:style>
    <style:style style:name="T3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3"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6"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3">do text</text:span></text:p><text:p text:style-name="P39"><text:span text:style-name="T33">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1">do text if not len(self.getApplicants()) &gt; 1</text:span></text:p><text:p text:style-name="P38"><text:span text:style-name="T32">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1">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7">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8"><text:span text:style-name="T31">do text</text:span></text:p><text:p text:style-name="P38"><text:span text:style-name="T32">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2">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8"><text:span text:style-name="T33">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8"><text:span text:style-name="T33">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6">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displayValue(self.Vocabulary('folderZone')[0],self.get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4">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8"><text:span text:style-name="T34">do text if self.getIsInSubdivision()</text:span></text:p></office:annotation></text:span>Considérant que le bien est situé sur le lot n° <text:span text:style-name="T23"><text:text-input text:description="Objet des travaux">self.getSubdivisionDetails()</text:text-input></text:span> 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4">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3">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3">do text if self.getSSC()!=''</text:span></text:p></office:annotation>Considérant que le bien est situé en <text:span text:style-name="T5"><text:text-input text:description="Bien-Parcelles">self.getSSC()</text:text-input></text:span><text:span text:style-name="T5">  au schéma de structure communal entré en vigueur le 16 octobre 2000;<text:line-break/></text:span></text:p>
      <text:p text:style-name="P4"><text:span text:style-name="T5"><office:annotation><dc:creator>sde </dc:creator><dc:date>2011-08-31T08:53:15</dc:date><text:p text:style-name="P38"><text:span text:style-name="T33">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get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4">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4">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4">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3">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3">do text if len(self.getCatchmentArea()) &gt; 0 and 'outside' not in </text:span><text:span text:style-name="T34">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3">do text if 'nonepuration' in self.templateRoadEquipments(self.getRoadEquipments()) </text:span><text:span text:style-name="T34">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3">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3">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3">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3">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2106677111"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764569621"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340894434"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3">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3">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3">do text if self.getLastInquiry() is not None and </text:span><text:span text:style-name="T34">self.getLastInquiry()</text:span><text:span text:style-name="T33">.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displayValue(self.Vocabulary('investigationArticles')[0], self.getLastInquiry().getLinkedInquiry().getInvestigationArticles())</text:text-input> du C.W.A.T.U.P.E.:</text:p>
      <text:section text:style-name="Sect1" text:name="Section1">
        <text:list xml:id="list171265566" text:style-name="L4">
          <text:list-item>
            <text:p text:style-name="P34"><text:span text:style-name="T14"><office:annotation><dc:creator>Stéphan Geulette</dc:creator><dc:date>2011-04-11T21:05:37</dc:date><text:p text:style-name="P38"><text:span text:style-name="T32">do section- for article in self.getInvestigationArticles()</text:span></text:p></office:annotation></text:span><text:span text:style-name="T15"> </text:span><text:span text:style-name="T15"><office:annotation><dc:creator>Stéphan Geulette</dc:creator><dc:date>2011-04-11T13:26:13</dc:date><text:p text:style-name="P38"><text:span text:style-name="T35">do text</text:span></text:p><text:p text:style-name="P38"><text:span text:style-name="T35">from xhtml(</text:span><text:span text:style-name="T32">self.portal_urban.decorateHTML('UrbanBody',</text:span><text:span text:style-name="T35">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3">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3">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3">do text if len(self.getDerogation()) &gt; 0</text:span></text:p></office:annotation>Considérant que la demande de permis n'est pas conforme <text:text-input text:description="Demandeurs">self.displayValue(self.Vocabulary('derogation')[0], self.getDerogation())</text:text-input> pour les motifs suivants :<text:line-break/><text:text-input text:description="Demandeurs">self.getDerogationDetails()</text:text-input><text:line-break/></text:p>
      <text:p text:style-name="P8"><office:annotation><dc:creator>sde </dc:creator><dc:date>2011-08-29T09:46:33</dc:date><text:p text:style-name="P38"><text:span text:style-name="T33">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3">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3">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3">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38"><text:span text:style-name="T33">do text if len(self.getAllOpinionRequestsNoDup()) &gt; 0</text:span></text:p></office:annotation></text:span><text:span text:style-name="T28">Considérant que les services ou commissions ci-après ont été consultés pour les motifs suivants :</text:span></text:p>
      <text:section text:style-name="Sect1" text:name="Section2">
        <text:list xml:id="list1624216841" text:style-name="L5">
          <text:list-item>
            <text:p text:style-name="P35"><text:span text:style-name="T16"><office:annotation><dc:creator>sde </dc:creator><dc:date>2011-08-29T10:20:31</dc:date><text:p text:style-name="P38"><text:span text:style-name="T33">do section- for opinion in </text:span><text:span text:style-name="T34">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displayValue(opinion.Vocabulary('externalDecision')[0],opinion.get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3">do section- for opinion in </text:span><text:span text:style-name="T34">self.getAllOpinionRequestsNoDup()</text:span></text:p></office:annotation><office:annotation><dc:creator>sde </dc:creator><dc:date>2011-08-31T11:38:47</dc:date><text:p text:style-name="P38"><text:span text:style-name="T33">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style-name="Sect1" text:name="Section7">
        <text:list xml:id="list1403699275" text:style-name="L6">
          <text:list-item>
            <text:p text:style-name="P36"><text:span text:style-name="T18"><office:annotation><dc:creator>sde </dc:creator><dc:date>2011-09-01T13:58:15</dc:date><text:p text:style-name="P38"><text:span text:style-name="T33">do section- for opinion in self.getAllTechnicalServiceOpinionRequestsNoDup()</text:span></text:p><text:p text:style-name="P38"><text:span text:style-name="T33"><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1527247505" text:style-name="L7">
          <text:list-item>
            <text:list>
              <text:list-item>
                <text:p text:style-name="P37"><text:span text:style-name="T18"><office:annotation><dc:creator>sde </dc:creator><dc:date>2011-08-29T10:19:22</dc:date><text:p text:style-name="P38"><text:span text:style-name="T33">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3">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3">do text</text:span></text:p><text:p text:style-name="P38"><text:span text:style-name="T33">from xhtml(self.portal_urban.decorateHTML('UrbanBody',self.getEquipmentAndRoadRequirements()))</text:span></text:p></office:annotation></text:span><text:span text:style-name="T4">bla</text:span></text:p>
      <text:p text:style-name="P13"/>
      <text:p text:style-name="UrbanTitle2">4) Remarques</text:p>
      <text:p text:style-name="P12"><text:soft-page-break/><text:span text:style-name="T25"><office:annotation><dc:creator>sde </dc:creator><dc:date>2011-08-29T11:30:00</dc:date><text:p text:style-name="P38"><text:span text:style-name="T33">do text</text:span></text:p><text:p><text:span text:style-name="T33">from xhtml(self.portal_urban.decorateHTML('UrbanBody',self.getTechnicalRemarks()))</text:span></text:p></office:annotation></text:span><text:span text:style-name="T25">bla</text:span></text:p>
      <text:p text:style-name="P13"/>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3">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text:soft-page-break/>permanence à la disposition des agents désignés à l'article 156 à l'endroit où les travaux sont éxécutés et les 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1">do text</text:span></text:p><text:p text:style-name="P38"><text:span text:style-name="T32">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sde </meta:initial-creator>
    <meta:creation-date>2011-07-26T09:39:57</meta:creation-date>
    <dc:date>2011-09-09T11:59:46</dc:date>
    <dc:creator>Gauthier Bastien</dc:creator>
    <meta:editing-duration>PT49H58M20S</meta:editing-duration>
    <meta:editing-cycles>304</meta:editing-cycles>
    <meta:generator>OpenOffice.org/3.1$Linux OpenOffice.org_project/310m19$Build-9420</meta:generator>
    <meta:document-statistic meta:table-count="0" meta:image-count="0" meta:object-count="0" meta:page-count="11" meta:paragraph-count="177" meta:word-count="3924" meta:character-count="25070"/>
  </office:meta>
</office:document-meta>
</file>